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Light"/>
    </style:style>
    <style:style style:name="P2" style:family="paragraph" style:parent-style-name="Standard">
      <style:paragraph-properties fo:text-align="start" style:justify-single-word="false"/>
      <style:text-properties style:font-name="Calibri Light"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libri Light"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Calibri Light"/>
    </style:style>
    <style:style style:name="P6" style:family="paragraph" style:parent-style-name="Standard" style:list-style-name="L2">
      <style:paragraph-properties fo:text-align="start" style:justify-single-word="false"/>
      <style:text-properties style:font-name="Calibri Light"/>
    </style:style>
    <style:style style:name="P7" style:family="paragraph" style:parent-style-name="Standard" style:list-style-name="L3">
      <style:paragraph-properties fo:text-align="start" style:justify-single-word="false"/>
      <style:text-properties style:font-name="Calibri Light"/>
    </style:style>
    <style:style style:name="P8" style:family="paragraph" style:parent-style-name="Standard" style:list-style-name="L4">
      <style:paragraph-properties fo:text-align="start" style:justify-single-word="false"/>
      <style:text-properties style:font-name="Calibri Light"/>
    </style:style>
    <style:style style:name="P9" style:family="paragraph" style:parent-style-name="Standard" style:list-style-name="L5">
      <style:paragraph-properties fo:text-align="start" style:justify-single-word="false"/>
      <style:text-properties style:font-name="Calibri Light"/>
    </style:style>
    <style:style style:name="P10" style:family="paragraph" style:parent-style-name="Standard" style:list-style-name="L6">
      <style:paragraph-properties fo:text-align="start" style:justify-single-word="false"/>
      <style:text-properties style:font-name="Calibri Light"/>
    </style:style>
    <style:style style:name="P11" style:family="paragraph" style:parent-style-name="Standard" style:list-style-name="L7">
      <style:paragraph-properties fo:text-align="start" style:justify-single-word="false"/>
      <style:text-properties style:font-name="Calibri Light"/>
    </style:style>
    <style:style style:name="P12" style:family="paragraph" style:parent-style-name="Standard">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3" style:family="paragraph" style:parent-style-name="Standard" style:list-style-name="L8">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4" style:family="paragraph" style:parent-style-name="Standard" style:list-style-name="L9">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5" style:family="paragraph" style:parent-style-name="Standard" style:list-style-name="L10">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6" style:family="paragraph" style:parent-style-name="Standard" style:list-style-name="L11">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7" style:family="paragraph" style:parent-style-name="Standard" style:list-style-name="L12">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8" style:family="paragraph" style:parent-style-name="Standard" style:list-style-name="L13">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19" style:family="paragraph" style:parent-style-name="Standard" style:list-style-name="L14">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P20" style:family="paragraph" style:parent-style-name="Standard" style:list-style-name="L15">
      <style:paragraph-properties fo:text-align="start" style:justify-single-word="false"/>
      <style:text-properties style:font-name="Calibri Light"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Fates Almanac <text:line-break/></text:span><text:line-break/>*Cinematic intro*<text:line-break/><text:line-break/>It finally happened. The world ended.<text:line-break/><text:line-break/>It wasn't sudden, but it was sooner than expected. No nukes, no asteroids... Just a slow onslaught of increasingly irregular climate and unregulated military automation. People became too poor to eat, and too weak to fight, and it slowly fell apart in the winter of human civilisation, until there was nothing left but unresolved wars and unclaimed borders buried in natures ruins.<text:line-break/><text:line-break/>Primitive survival tactics, as instinct dictates, eventually reduced some of our numbers and genealogy to the level of wild animals. A few of us that kept our wits became scavengers. Remnants of civilisation, nomads between past and future. You have discovered an abandoned apartment that will serve well as a hideout. It's overgrown and long forgotten, and the Wilding don't venture this far into the city, there's even less to hunt for in here. You are starving, and there's nothing here, but you may be able to find some useful things if you know where to look.<text:line-break/><text:line-break/>Game Begins<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text:span text:style-name="T1">rd</text:span> person, isometric, 2D.<text:line-break/><text:line-break/>You are standing in an overgrown and dilapidated apartment, quite far up from the ground. Before it was destroyed, it was near futuristic, but still familiar and simplistic. Looks like it might have belonged to a couple of young professionals just starting out. Where there used to be a door leading to the balcony, there is a gaping hole. The balcony and half the room is bathed in sunlight and the soft glittering particles of dust and dawn.<text:line-break/><text:line-break/>From here, players can explore the apartment or leave immediately and come back to explore. </text:p>
      <text:p text:style-name="P1"/>
      <text:p text:style-name="P1">Landing:</text:p>
      <text:p text:style-name="P1">Some cardboard packing boxes: “I wonder if they were coming or leaving...and where they are now.”<text:line-break/>Inside the box you find some old technology “Kindling”, a single sock, and a wooden spoon. “Thanks, whoever you belonged to”.</text:p>
      <text:p text:style-name="P1"><text:line-break/>Kitchen:<text:line-break/>Fridge (Can be used as a storage box): “This fridge looks like it broke down years ago. Door still works though.”</text:p>
      <text:p text:style-name="P1">Stove: “All rust.”<text:line-break/>Sink: “Wow, the water is still running...I'd better use this sparingly. The reserves don't stay wet for long.”<text:line-break/>In the cupboards (can also be used as storage) you find an empty glass peanut butter bottle “I'll keep you” and a bag of lettuce seeds (“Precious!”).</text:p>
      <text:p text:style-name="P1">In the bin you find an empty egg carton. “Why would anyone throw this away?”<text:line-break/><text:line-break/>Bedroom:</text:p>
      <text:p text:style-name="P1">“At least this room is closed from the elements.”<text:line-break/>Bed: “I've seen these in books...wow it's so soft!”<text:line-break/>Window: “I should get going, might find something nearby before dark.”</text:p>
      <text:p text:style-name="P1"><text:line-break/>Bathroom:<text:line-break/>Toilet: “It's clean...and dry.”</text:p>
      <text:p text:style-name="P1">Shower: “It's broken, yet it leaks.” (If combined with a bucket, can collect water at a rate of 1 bucket per day.)</text:p>
      <text:p text:style-name="P1">Sink: “Huh. I think someone took the sink.”</text:p>
      <text:p text:style-name="P1">Bath: “Doesn't look like this ever got used.”<text:line-break/><text:line-break/>Outside the apartment is a hallway, most of the floor is missing. The staircase is the only place you can go. <text:line-break/><text:line-break/>Inside the stairwell, you see there are multiple floors with doors leading into presumably more hallways. The doors are all locked. (Later on you will find the various tenants, a skeletons, some a Wilding, a potential companion, and an npc. You can then unlock the doors and find additional units, giving you more space to grow food.)</text:p>
      <text:p text:style-name="P1"/>
      <text:p text:style-name="P1">Outside, it's a sunny day.<text:line-break/>There's a bus stop just across the road where you can find the map. “I could make a copy of this if I had some stationary”.<text:line-break/><text:line-break/><text:soft-page-break/>Further on there's a small shopping mall. Inside there's a stationary store where you can find a pencil and some paper, a grocery store (looted clean) and a garden shop where you can find some gardening supplies like plant food, clippers, a hand spade, a watering can and some plastic pots “I guess nobody bothered to loot these since there's a bunch of holes in the bottom.”<text:line-break/><text:line-break/>Once you return, you can then begin to plant your first seed.<text:line-break/><text:line-break/>As the game progresses, outside the safety of the apartment, you will find more seeds, or food that you can propagate. Now and then you also get the feeling you're being watched. Sometimes you notice things that you could swear wasn't there before. Eventually, just within the outskirts, you discover that there’s a tiny community of “Gardeners” underground who left the gardening supplies in the mall and watched carefully to see if any newcomers are worthy, so far you're the only newcomer who has survived this long outside the community. They started leaving supplies almost as a wager between themselves to see how long you manage to survive and you've beat all odds, and eventually some of them started to get sick of “wasting” their supplies on a nobody, hence luring you out to meet them in person. They ask why you kept taking the supplies they left upwards. “There's nothing up but dust and fire” they keep saying, and they're astonished that you're able to grow food. They're all nice enough, much more pleasant than the Wilding on the outskirts who hunt anything that moves, but most of them are old, and refuse to move above ground. The young ones are scared of leaving because “all who leave never return”. The gardeners offer cuttings and items for trade, as well as companionship. Currency comes in the form of plant cuttings and food, which you can grow lots of since you have access to sunlight.</text:p>
      <text:p text:style-name="P1"><text:line-break/>You can choose to venture out of the city boundaries, where you will encounter Wilding, as well as a higher rate of hunt-able animals. Meat provides greater healing, but if you don't fight Wilding, you won't really need healing, and it is possible to play the game without having to fight a single thing.<text:line-break/><text:line-break/>Now and then a Wilding will wander into the city (you may encounter it randomly, if you venture far enough at night, or a Gardener will message you and ask you to do something about it). You can then choose to either ignore the Wilding, which will result in a Gardener dying (if enough of them die, you will no longer be able to buy supplies from them, and you will get the worst ending) or you can scare off the Wilding before it kills a Gardener, or ambush and kill it. The game status remains unchanged as long as a Gardener does not die. Each Gardener that dies increases chance of worst ending, and each Wilding allowed to escape after killing increases chance of another Wilding attack.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soft-page-break/><text:span text:style-name="T2">Companions</text:span></text:p>
      <text:p text:style-name="P1"><text:line-break/>There are several characters that you can potentially “befriend” and bring them to live with you as tenants in the apartment complex (provided you've received the key to the floor from its original owner). They will then take care of the gardening on each floor. You can then choose to have them either deliver the harvest to you every season, or you can tell them to keep the food but give you any new cuttings or knowledge they find. You can choose which tenants should behave in which way, and either decision will result in different outcomes based on each tenant.<text:line-break/><text:line-break/>Any unpopulated floors by the end will be calculated towards the “neutral” or “lonely” endings (provided you do not meet the requirements for the worst ending).</text:p>
      <text:p text:style-name="P1"><text:line-break/>Companion 1<text:line-break/>If you visit and unlock the second floor apartment floor before a set time, you will find a gauntly thin young woman who had come up here to hide from a Wilding when the door slammed closed behind her and she left the key outside. She can be nursed back to health, and she will tell you stories (she used to be a historian). She benefits more from the knowledge tenancy than harvester, but either option will not significantly affect the story, however you will lose some lore bonuses. You can bring her with on scavenging trips for a slight boost to gathering of useful items.<text:line-break/><text:line-break/>If you do not find her before a certain time, you will find her corpse after a few months if you follow “a strange smell”.<text:line-break/><text:line-break/>Companion 2<text:line-break/>One of the old tenants can be found inside the underground. You can either convince him to come back with you, kill him for his keys (counts towards worst ending) or buy his key from him. If he agrees to come back with you, he will be best suited as a knowledge tenant and he will tell you as much, and provides a significant boost to plant and garden upgrade rates. He can be brought with on scavenging trips for a slight boost to gathering of food items.<text:line-break/><text:line-break/>Companion 3</text:p>
      <text:p text:style-name="P1">A Gardener can be persuaded to join you if you befriend enough of them, and if enough of them remain alive. He will remain as an ambassador between you two even if the Gardeners seal themselves off. Best suited to be a harvester, not a knowledge gatherer, and he will tell you as such. He produces a significantly larger harvest than other tenants. Can be brought with when visiting the underground for a slight boost to trade values.<text:line-break/><text:line-break/>Companion 4<text:line-break/>Alu triggers as a random Wilding encounter, but it can happen anywhere in the city (not necessarily outskirts)<text:line-break/>If you ignore her, she will eventually find and kill a Gardener and the game will treat her like a normal Wilding attack, but she may return on another date. <text:line-break/>If you try to scare her off, instead of being scared like the other Wilding, she will ignore it and come towards you instead.<text:line-break/>If you greet her, she will attack you and leave you severely injured, before leaving, the game will treat it like you scared her off.</text:p>
      <text:p text:style-name="P1">If you ambush her, she will give the unique interaction of asking you not to kill her, at which point you can choose to kill her, release her back into the wilds or bring her back to the apartment.<text:line-break/>Killing or releasing her (before she kills a Gardener) will be treated as a successful Wilding <text:soft-page-break/>encounter. The last option is unique to Alu.</text:p>
      <text:p text:style-name="P1">If you manage to get your relationship high enough with her before a set time, she will become a permanent companion. If not, she will either leave on good terms and warn the other Wilding that there's nothing but death in the city (if you generally have been killing the Wilding) or that a plague has broken out among the Gardeners and Wilding are TERRIFIED of disease. Either way, her leaving on good terms will end all Wilding encounters, vs leaving on bad terms will increase Wilding Encounters and the chance of getting the worst ending. <text:line-break/>If she stays, she will be better suited as a harvester as she will occasionally include meat in the bundles, but can be a knowledge gatherer too (no meat bonus). You can assign her to deal with ALL future wilding encounters, their spawn rate will be set back to default, but she is now perceived to be the territory's alpha, and Wilding encounters are seen as challengers. She is 100% successful. You can also bring her with on hunting trips if you choose, for boost to meat bonus. She will refuse to enter the underground “out of respect” for those she killed in the past (even if she never did under your watc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Endings</text:p>
      <text:p text:style-name="P1"><text:line-break/>Best ending = Summer: The city is safe from Wilding (at least for now) and the Gardeners have entrusted and accepted you as their safe keeper and confidant. You have established a comfortable home where few know of comfort, and a sustainable community of friends and followers. Brimming with knowledge and experiences. who knows what tomorrow will bring, but at least for now, the sun shines steadily, and the horizon is bright.</text:p>
      <text:p text:style-name="P1">Conditions:<text:line-break/>7/10 Gardeners remain alive<text:line-break/>Alu stays or leaves on good terms</text:p>
      <text:p text:style-name="P1">3 out of 4 companions acquired</text:p>
      <text:p text:style-name="P1">Successfully helped Gardeners establish underground solar plant.</text:p>
      <text:p text:style-name="P1"/>
      <text:p text:style-name="P1">Neutral ending = Spring: Change is nature and the future is never set. We can accomplish much, if we learn from our experiences. At least you have a home and some trusted companions to ward off the colder winters. May Spring arrive once more.<text:line-break/>Conditions:<text:line-break/>5/10 Gardeners remain alive<text:line-break/>2 out of 4 companions acquired</text:p>
      <text:p text:style-name="P1"/>
      <text:p text:style-name="P1">Lonely ending = Fall: Time cycles with the seasons, and every dawn brings a breath of relief that you've lived to see another sunrise. Loneliness shakes the bones like wind, but there is always something to be done, something to hang on to, like the red leaves on an autumn tree.</text:p>
      <text:p text:style-name="P1">Conditions:</text:p>
      <text:p text:style-name="P1">3/10 Gardeners remain alive<text:line-break/></text:p>
      <text:p text:style-name="P1">Worst ending = Winter: All things come to an end. As the snow falls and covers the evidence, our misdeeds and failures are forgotten as nature wipes her canvas clean to start over without us.</text:p>
      <text:p text:style-name="P1">Conditions:</text:p>
      <text:p text:style-name="P1">Gardeners reject the world above and retreat further into the underground.<text:line-break/><text:line-break/>Death: All things come to an end. As the seasons change the world changes, but for you, our wandering gatherer, the world changes no mo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UI</text:p>
      <text:p text:style-name="P1"/>
      <text:p text:style-name="P1">Starting UI: </text:p>
      <text:list xml:id="list82260793733986468" text:style-name="L1">
        <text:list-item>
          <text:p text:style-name="P5">HUD with date and seasonal info</text:p>
        </text:list-item>
        <text:list-item>
          <text:p text:style-name="P5">Storage Units</text:p>
        </text:list-item>
      </text:list>
      <text:list xml:id="list217488563741846566" text:style-name="L2">
        <text:list-item>
          <text:p text:style-name="P6">Inventory</text:p>
        </text:list-item>
        <text:list-item>
          <text:p text:style-name="P6">Seed box</text:p>
        </text:list-item>
        <text:list-item>
          <text:p text:style-name="P6">Dialogue interface</text:p>
        </text:list-item>
      </text:list>
      <text:p text:style-name="P1"/>
      <text:p text:style-name="P1">Additional UI:</text:p>
      <text:list xml:id="list4125340518484928107" text:style-name="L3">
        <text:list-item>
          <text:p text:style-name="P7">Almanac</text:p>
        </text:list-item>
        <text:list-item>
          <text:p text:style-name="P7">Recommended Companions</text:p>
        </text:list-item>
        <text:list-item>
          <text:p text:style-name="P7">Plant and Harvest scheduler</text:p>
        </text:list-item>
        <text:list-item>
          <text:p text:style-name="P7">Layout planner</text:p>
        </text:list-item>
      </text:list>
      <text:p text:style-name="P1"/>
      <text:p text:style-name="P1"/>
      <text:p text:style-name="P3">Basic Items</text:p>
      <text:p text:style-name="P1"/>
      <text:p text:style-name="P1">Story accessible:</text:p>
      <text:list xml:id="list1296906346946094341" text:style-name="L4">
        <text:list-item>
          <text:p text:style-name="P8">Basic shovel and watering can</text:p>
        </text:list-item>
        <text:list-item>
          <text:p text:style-name="P8">Keys to apartments</text:p>
        </text:list-item>
        <text:list-item>
          <text:p text:style-name="P8">Unlock UI “books”</text:p>
        </text:list-item>
        <text:list-item>
          <text:p text:style-name="P8">First batch of lettuce seeds</text:p>
        </text:list-item>
      </text:list>
      <text:p text:style-name="P1"/>
      <text:p text:style-name="P1">Foraging:</text:p>
      <text:list xml:id="list2903244250026068813" text:style-name="L5">
        <text:list-item>
          <text:p text:style-name="P9">Common and Rare seeds</text:p>
        </text:list-item>
        <text:list-item>
          <text:p text:style-name="P9">Berries</text:p>
        </text:list-item>
        <text:list-item>
          <text:p text:style-name="P9">Herbs</text:p>
        </text:list-item>
        <text:list-item>
          <text:p text:style-name="P9">Wood (for fire and construction)</text:p>
        </text:list-item>
        <text:list-item>
          <text:p text:style-name="P9">Animal by-products (for fertilisers and food)</text:p>
        </text:list-item>
        <text:list-item>
          <text:p text:style-name="P9">Soil</text:p>
        </text:list-item>
        <text:list-item>
          <text:p text:style-name="P9">Water</text:p>
        </text:list-item>
        <text:list-item>
          <text:p text:style-name="P9">Metals (for construction and crafting)</text:p>
        </text:list-item>
        <text:list-item>
          <text:p text:style-name="P9">Textiles (for crafting)</text:p>
        </text:list-item>
      </text:list>
      <text:p text:style-name="P1"/>
      <text:p text:style-name="P1">Shop Exclusive:</text:p>
      <text:list xml:id="list5607981877490348388" text:style-name="L6">
        <text:list-item>
          <text:p text:style-name="P10">Plants that can be propagated from fruit (Sweet potato, Onion, Garlic, Pineapple)</text:p>
        </text:list-item>
        <text:list-item>
          <text:p text:style-name="P10">Uncommon and rare seeds</text:p>
        </text:list-item>
        <text:list-item>
          <text:p text:style-name="P10">Weapons and Armour</text:p>
        </text:list-item>
        <text:list-item>
          <text:p text:style-name="P10">Spices and dyes (for crafting)</text:p>
        </text:list-item>
      </text:list>
      <text:p text:style-name="P1"/>
      <text:p text:style-name="P1">Hunting:</text:p>
      <text:list xml:id="list6889775124281974087" text:style-name="L7">
        <text:list-item>
          <text:p text:style-name="P11">Meats (for healing boosts)</text:p>
        </text:list-item>
        <text:list-item>
          <text:p text:style-name="P11">Skins (for crafting)</text:p>
        </text:list-item>
        <text:list-item>
          <text:p text:style-name="P11">Bones (fertiliser and crafting)</text:p>
        </text:list-item>
      </text:list>
      <text:p text:style-name="P1"/>
      <text:p text:style-name="P2"><text:soft-page-break/>Gardening mechanics</text:p>
      <text:p text:style-name="P4"/>
      <text:p text:style-name="P4">Effectors:</text:p>
      <text:list xml:id="list1373721740610120421" text:style-name="L8">
        <text:list-item>
          <text:p text:style-name="P13">Sowing Season</text:p>
        </text:list-item>
        <text:list-item>
          <text:p text:style-name="P13">Watering frequency</text:p>
        </text:list-item>
        <text:list-item>
          <text:p text:style-name="P13">Soil type (water retainability)</text:p>
        </text:list-item>
        <text:list-item>
          <text:p text:style-name="P13">Soil PH</text:p>
        </text:list-item>
        <text:list-item>
          <text:p text:style-name="P13">Compost and fertilisers</text:p>
        </text:list-item>
        <text:list-item>
          <text:p text:style-name="P13">Access to sunlight</text:p>
        </text:list-item>
      </text:list>
      <text:p text:style-name="P4"/>
      <text:p text:style-name="P4">Initial Info:</text:p>
      <text:list xml:id="list194907193699657081" text:style-name="L9">
        <text:list-item>
          <text:p text:style-name="P14">Unless specified, the sowing season is always the season in which you first acquire the seed.</text:p>
        </text:list-item>
      </text:list>
      <text:p text:style-name="P4"/>
      <text:p text:style-name="P4">Unlockable info (Gardener/Tenant):</text:p>
      <text:list xml:id="list6849043830236922668" text:style-name="L10">
        <text:list-item>
          <text:p text:style-name="P15">Soil type</text:p>
        </text:list-item>
        <text:list-item>
          <text:p text:style-name="P15">Soil PH</text:p>
        </text:list-item>
        <text:list-item>
          <text:p text:style-name="P15">Ideal fertilisers</text:p>
        </text:list-item>
        <text:list-item>
          <text:p text:style-name="P15">Access to sunlight</text:p>
        </text:list-item>
        <text:list-item>
          <text:p text:style-name="P15">Gifting favourites</text:p>
        </text:list-item>
        <text:list-item>
          <text:p text:style-name="P15">Natural insecticides</text:p>
        </text:list-item>
      </text:list>
      <text:p text:style-name="P4"/>
      <text:p text:style-name="P4">Unlockable Info (Experience/Tenant):</text:p>
      <text:list xml:id="list5840912923427228748" text:style-name="L11">
        <text:list-item>
          <text:p text:style-name="P16">Watering frequency</text:p>
        </text:list-item>
        <text:list-item>
          <text:p text:style-name="P16">Growth period</text:p>
        </text:list-item>
        <text:list-item>
          <text:p text:style-name="P16">Yields per crop</text:p>
        </text:list-item>
        <text:list-item>
          <text:p text:style-name="P16">Harvesting season</text:p>
        </text:list-item>
        <text:list-item>
          <text:p text:style-name="P16">Trade value</text:p>
        </text:list-item>
        <text:list-item>
          <text:p text:style-name="P16">Propagation</text:p>
          <text:p text:style-name="P16"/>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Crafting and Upgrades</text:p>
      <text:p text:style-name="P4"/>
      <text:p text:style-name="P4">Shop/Blacksmith dependant:</text:p>
      <text:list xml:id="list2413534801864287897" text:style-name="L12">
        <text:list-item>
          <text:p text:style-name="P17">Metal smelting</text:p>
        </text:list-item>
        <text:list-item>
          <text:p text:style-name="P17">Glassware</text:p>
        </text:list-item>
        <text:list-item>
          <text:p text:style-name="P17">Machinery</text:p>
        </text:list-item>
        <text:list-item>
          <text:p text:style-name="P17">Batteries</text:p>
        </text:list-item>
        <text:list-item>
          <text:p text:style-name="P17">Wallpapers, flooring, curtains etc (Vanity)</text:p>
        </text:list-item>
      </text:list>
      <text:p text:style-name="P4"/>
      <text:p text:style-name="P4">Useful crafts:</text:p>
      <text:list xml:id="list8539940703989873957" text:style-name="L13">
        <text:list-item>
          <text:p text:style-name="P18">Pots and planters</text:p>
        </text:list-item>
        <text:list-item>
          <text:p text:style-name="P18">Irrigation systems</text:p>
        </text:list-item>
        <text:list-item>
          <text:p text:style-name="P18">Fermentation and preservation kits</text:p>
        </text:list-item>
        <text:list-item>
          <text:p text:style-name="P18">Worm farms</text:p>
        </text:list-item>
        <text:list-item>
          <text:p text:style-name="P18">Compost bins</text:p>
        </text:list-item>
        <text:list-item>
          <text:p text:style-name="P18">Rainwater collectors</text:p>
        </text:list-item>
        <text:list-item>
          <text:p text:style-name="P18">Fertilisers</text:p>
        </text:list-item>
        <text:list-item>
          <text:p text:style-name="P18">Storage units</text:p>
        </text:list-item>
        <text:list-item>
          <text:p text:style-name="P18">Repellents and insecticides</text:p>
        </text:list-item>
        <text:list-item>
          <text:p text:style-name="P18">Tools and Weapons</text:p>
        </text:list-item>
        <text:list-item>
          <text:p text:style-name="P18">Fishing rods, spears and traps</text:p>
        </text:list-item>
        <text:list-item>
          <text:p text:style-name="P18">Bait</text:p>
        </text:list-item>
        <text:list-item>
          <text:p text:style-name="P18">Armour</text:p>
        </text:list-item>
        <text:list-item>
          <text:p text:style-name="P18">Artificial lighting</text:p>
        </text:list-item>
        <text:list-item>
          <text:p text:style-name="P18">Solar heating</text:p>
        </text:list-item>
        <text:list-item>
          <text:p text:style-name="P18">Food</text:p>
        </text:list-item>
        <text:list-item>
          <text:p text:style-name="P18">Salves and teas (status bonuses?)</text:p>
        </text:list-item>
        <text:list-item>
          <text:p text:style-name="P18"/>
        </text:list-item>
      </text:list>
      <text:p text:style-name="P4">Propagation:</text:p>
      <text:list xml:id="list5079992199875569008" text:style-name="L14">
        <text:list-item>
          <text:p text:style-name="P19">Strips</text:p>
        </text:list-item>
        <text:list-item>
          <text:p text:style-name="P19">Seeds</text:p>
        </text:list-item>
        <text:list-item>
          <text:p text:style-name="P19">Climbers</text:p>
        </text:list-item>
        <text:list-item>
          <text:p text:style-name="P19">Cuttings</text:p>
        </text:list-item>
        <text:list-item>
          <text:p text:style-name="P19">Bulbs</text:p>
        </text:list-item>
        <text:list-item>
          <text:p text:style-name="P19">Roots</text:p>
        </text:list-item>
      </text:list>
      <text:p text:style-name="P4"/>
      <text:p text:style-name="P4">Vanity crafts:</text:p>
      <text:list xml:id="list655848854738313077" text:style-name="L15">
        <text:list-item>
          <text:p text:style-name="P20">Dyes</text:p>
        </text:list-item>
        <text:list-item>
          <text:p text:style-name="P20">Clothing</text:p>
        </text:list-item>
        <text:list-item>
          <text:p text:style-name="P20">Accessories</text:p>
        </text:list-item>
        <text:list-item>
          <text:p text:style-name="P20">Sculptures and Decorations</text:p>
        </text:list-item>
        <text:list-item>
          <text:p text:style-name="P20">Wallpapers, flooring, curtains etc</text:p>
        </text:list-item>
      </text:list>
      <text:p text:style-name="P4"/>
      <text:p text:style-name="P4"/>
      <text:p text:style-name="P4"/>
      <text:p text:style-name="P4"/>
      <text:p text:style-name="P4"/>
      <text:p text:style-name="P4"><text:soft-page-break/>To do:</text:p>
      <text:p text:style-name="P4"/>
      <text:p text:style-name="P4">Inventory system:</text:p>
      <text:p text:style-name="P4">Seeds, tools, resources</text:p>
      <text:p text:style-name="P4"/>
      <text:p text:style-name="P4">Drag and drop:</text:p>
      <text:p text:style-name="P4">Drag seeds and items from inventory and use in game world</text:p>
      <text:p text:style-name="P4"/>
      <text:p text:style-name="P4">Plant growth and statistics:</text:p>
      <text:p text:style-name="P4">Growth speed, seasonal dependency, soil and nutrient dependencies, visual changes</text:p>
      <text:p text:style-name="P4"/>
      <text:p text:style-name="P4">Characters:</text:p>
      <text:p text:style-name="P4">Character movements, animations, dialogues, etc</text:p>
      <text:p text:style-name="P4"/>
      <text:p text:style-name="P4">World:</text:p>
      <text:p text:style-name="P4">Shops, merchants, spawn points</text:p>
      <text:p text:style-name="P4"/>
      <text:p text:style-name="P4">Nature:</text:p>
      <text:p text:style-name="P4">Seasons, weather,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oyi </meta:initial-creator>
    <meta:creation-date>2017-08-25T18:12:07.77</meta:creation-date>
    <dc:date>2017-08-31T10:16:30.90</dc:date>
    <dc:creator>Daoyi </dc:creator>
    <meta:editing-duration>PT4H39M22S</meta:editing-duration>
    <meta:editing-cycles>5</meta:editing-cycles>
    <meta:generator>OpenOffice/4.1.0$Win32 OpenOffice.org_project/410m18$Build-9764</meta:generator>
    <meta:document-statistic meta:table-count="0" meta:image-count="0" meta:object-count="0" meta:page-count="10" meta:paragraph-count="144" meta:word-count="2552" meta:character-count="14492"/>
  </office:meta>
</office:document-meta>
</file>